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343541" loext:opacity="100%" style:font-name="S hne" fo:font-size="12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343541" loext:opacity="100%" style:font-name="S hne" fo:font-size="12pt" fo:letter-spacing="normal" fo:font-style="normal" fo:font-weight="normal" officeooo:paragraph-rsid="001a7aee"/>
    </style:style>
    <style:style style:name="P3" style:family="paragraph" style:parent-style-name="Standard">
      <style:paragraph-properties fo:margin-left="0in" fo:margin-right="0in" fo:orphans="2" fo:widows="2" fo:text-indent="0in" style:auto-text-indent="false"/>
      <style:text-properties fo:font-variant="normal" fo:text-transform="none" fo:color="#343541" loext:opacity="100%" style:font-name="S hne" fo:font-size="12pt" fo:letter-spacing="normal" fo:font-style="normal" fo:font-weight="normal" officeooo:rsid="001a7aee" officeooo:paragraph-rsid="001a7aee"/>
    </style:style>
    <style:style style:name="P4" style:family="paragraph" style:parent-style-name="Standard" style:list-style-name="L4">
      <style:paragraph-properties fo:margin-left="0in" fo:margin-right="0in" fo:orphans="2" fo:widows="2" fo:text-indent="0in" style:auto-text-indent="false"/>
      <style:text-properties fo:font-variant="normal" fo:text-transform="none" fo:color="#343541" loext:opacity="100%" style:font-name="S hne" fo:font-size="12pt" fo:letter-spacing="normal" fo:font-style="normal" fo:font-weight="normal" officeooo:rsid="001a7aee" officeooo:paragraph-rsid="001a7aee"/>
    </style:style>
    <style:style style:name="P5" style:family="paragraph" style:parent-style-name="Standard">
      <style:paragraph-properties fo:margin-left="0in" fo:margin-right="0in" fo:orphans="2" fo:widows="2" fo:text-indent="0in" style:auto-text-indent="false"/>
      <style:text-properties fo:font-variant="normal" fo:text-transform="none" fo:color="#343541" loext:opacity="100%" style:font-name="S hne" fo:font-size="12pt" fo:letter-spacing="normal" fo:font-style="normal" style:text-underline-style="solid" style:text-underline-width="auto" style:text-underline-color="font-color" fo:font-weight="normal" officeooo:rsid="001a7aee" officeooo:paragraph-rsid="001a7aee"/>
    </style:style>
    <style:style style:name="P6" style:family="paragraph" style:parent-style-name="Standard">
      <style:paragraph-properties fo:margin-left="0in" fo:margin-right="0in" fo:orphans="2" fo:widows="2" fo:text-indent="0in" style:auto-text-indent="false"/>
      <style:text-properties officeooo:paragraph-rsid="001a7aee"/>
    </style:style>
    <style:style style:name="P7" style:family="paragraph" style:parent-style-name="Standard" style:list-style-name="L1">
      <style:paragraph-properties fo:margin-left="0in" fo:margin-right="0in" fo:orphans="2" fo:widows="2" fo:text-indent="0in" style:auto-text-indent="false"/>
      <style:text-properties officeooo:paragraph-rsid="001a7aee"/>
    </style:style>
    <style:style style:name="P8" style:family="paragraph" style:parent-style-name="Text_20_body" style:list-style-name="L2">
      <style:paragraph-properties fo:padding="0.0193in" fo:border="0.06pt solid #d9d9e3"/>
    </style:style>
    <style:style style:name="P9" style:family="paragraph" style:parent-style-name="Text_20_body">
      <style:paragraph-properties fo:margin-left="0in" fo:margin-right="0in" fo:orphans="2" fo:widows="2" fo:text-indent="0in" style:auto-text-indent="false"/>
      <style:text-properties fo:font-variant="normal" fo:text-transform="none" fo:color="#343541" loext:opacity="100%" style:font-name="S hne" fo:font-size="12pt" fo:letter-spacing="normal" fo:font-style="normal" fo:font-weight="normal" officeooo:rsid="001a7aee" officeooo:paragraph-rsid="001a7aee"/>
    </style:style>
    <style:style style:name="P10" style:family="paragraph" style:parent-style-name="Text_20_body" style:list-style-name="L2">
      <style:paragraph-properties fo:margin-left="0in" fo:margin-right="0in" fo:orphans="2" fo:widows="2" fo:text-indent="0in" style:auto-text-indent="false" fo:padding="0.0193in" fo:border="0.06pt solid #d9d9e3"/>
      <style:text-properties officeooo:paragraph-rsid="001a7aee"/>
    </style:style>
    <style:style style:name="P11" style:family="paragraph" style:parent-style-name="Text_20_body" style:list-style-name="L2">
      <style:paragraph-properties fo:padding="0.0193in" fo:border="0.06pt solid #d9d9e3"/>
      <style:text-properties fo:color="#343541" loext:opacity="100%" officeooo:rsid="001a7aee"/>
    </style:style>
    <style:style style:name="P12" style:family="paragraph" style:parent-style-name="Text_20_body" style:list-style-name="L5">
      <style:paragraph-properties fo:padding="0.0193in" fo:border="0.06pt solid #d9d9e3"/>
    </style:style>
    <style:style style:name="T1" style:family="text">
      <style:text-properties fo:font-variant="normal" fo:text-transform="none" fo:color="#343541" loext:opacity="100%" style:font-name="S hne" fo:font-size="12pt" fo:letter-spacing="normal" fo:font-style="normal" fo:font-weight="normal"/>
    </style:style>
    <style:style style:name="T2" style:family="text">
      <style:text-properties fo:font-variant="normal" fo:text-transform="none" fo:color="#343541" loext:opacity="100%" style:font-name="S hne" fo:font-size="12pt" fo:letter-spacing="normal" fo:font-style="normal" fo:font-weight="normal" officeooo:rsid="001a7aee"/>
    </style:style>
    <style:style style:name="T3" style:family="text">
      <style:text-properties fo:font-variant="normal" fo:text-transform="none" fo:color="#343541" loext:opacity="100%" fo:font-size="12pt" fo:letter-spacing="normal" fo:font-style="normal" fo:font-weight="normal" officeooo:rsid="001a7aee" loext:padding="0.0193in" loext:border="0.06pt solid #d9d9e3"/>
    </style:style>
    <style:style style:name="T4" style:family="text">
      <style:text-properties fo:font-variant="normal" fo:text-transform="none" style:font-name="S hne" fo:font-size="12pt" fo:letter-spacing="normal" fo:font-style="normal" fo:font-weight="normal"/>
    </style:style>
    <style:style style:name="T5" style:family="text">
      <style:text-properties fo:font-variant="normal" fo:text-transform="none" fo:font-size="12pt" fo:letter-spacing="normal" fo:font-style="normal" fo:font-weight="normal" loext:padding="0.0193in" loext:border="0.06pt solid #d9d9e3"/>
    </style:style>
    <style:style style:name="T6" style:family="text">
      <style:text-properties loext:padding="0.0193in" loext:border="0.06pt solid #d9d9e3"/>
    </style:style>
    <style:style style:name="T7" style:family="text">
      <style:text-properties fo:color="#343541" loext:opacity="100%" officeooo:rsid="001a7aee"/>
    </style:style>
    <style:style style:name="T8" style:family="text">
      <style:text-properties fo:color="#343541" loext:opacity="100%" officeooo:rsid="001a7aee" loext:padding="0.0193in" loext:border="0.06pt solid #d9d9e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PYTHON</text:p>
      <text:p text:style-name="P1"/>
      <text:list xml:id="list4255645609" text:style-name="L1">
        <text:list-item>
          <text:p text:style-name="P7"><text:span text:style-name="T1">que cosas estoy definiendo mal en esta? </text:span></text:p>
        </text:list-item>
      </text:list>
      <text:p text:style-name="P2"/>
      <text:p text:style-name="P2">def saldo_positivo (s:list[tuple[str,int]])-&gt; int: </text:p>
      <text:p text:style-name="P2"><text:tab/>ingresos :int = 0 </text:p>
      <text:p text:style-name="P2"><text:tab/>for movimiento in s: </text:p>
      <text:p text:style-name="P2"><text:tab/><text:tab/>if movimiento[0] == 'I': </text:p>
      <text:p text:style-name="P2"><text:tab/><text:tab/><text:tab/>ingresos = suma_monto(segundos_valores(s)) </text:p>
      <text:p text:style-name="P2"><text:tab/><text:tab/><text:tab/>return ingresos </text:p>
      <text:p text:style-name="P2"><text:tab/><text:tab/>else: break</text:p>
      <text:p text:style-name="P2"/>
      <text:p text:style-name="P3">PROBLEMAS:</text:p>
      <text:p text:style-name="P6"><text:span text:style-name="T2"/></text:p>
      <text:list xml:id="list2012024502" text:style-name="L2">
        <text:list-item>
          <text:p text:style-name="P10"><text:span text:style-name="T2">En lugar de acumular los valores de ingreso, estás sobrescribiendo la variable </text:span><text:span text:style-name="Source_20_Text"><text:span text:style-name="T3">ingresos</text:span></text:span><text:span text:style-name="T2"> en cada iteración del bucle. Esto significa que </text:span><text:span text:style-name="Source_20_Text"><text:span text:style-name="T3">ingresos</text:span></text:span><text:span text:style-name="T2"> contendrá el resultado de la última suma de ingresos encontrados en la lista </text:span><text:span text:style-name="Source_20_Text"><text:span text:style-name="T3">s</text:span></text:span><text:span text:style-name="T2">. Debes acumular los valores de ingreso en lugar de sobrescribir la variable.</text:span></text:p>
        </text:list-item>
        <text:list-item>
          <text:p text:style-name="P11">No estás manejando los retiros ('R') en absoluto en esta función. La función debería calcular el saldo positivo al sumar los ingresos ('I') y restar los retiros ('R').</text:p>
        </text:list-item>
        <text:list-item>
          <text:p text:style-name="P8"><text:span text:style-name="T7">La llamada a </text:span><text:span text:style-name="Source_20_Text"><text:span text:style-name="T8">suma_monto(segundos_valores(s))</text:span></text:span><text:span text:style-name="T7"> calcula la suma de todos los movimientos en la lista </text:span><text:span text:style-name="Source_20_Text"><text:span text:style-name="T8">s</text:span></text:span><text:span text:style-name="T7">, en lugar de solo los ingresos. Esto es incorrecto para el cálculo del saldo positivo.</text:span></text:p>
        </text:list-item>
      </text:list>
      <text:p text:style-name="P3"/>
      <text:list xml:id="list3616536668" text:style-name="L4">
        <text:list-item>
          <text:p text:style-name="P4">PROBLEMAS EN EL EJ</text:p>
        </text:list-item>
      </text:list>
      <text:p text:style-name="P3"/>
      <text:p text:style-name="P3">def saldo_positivo (s:list[tuple[str,int]])-&gt; int: </text:p>
      <text:p text:style-name="P3"><text:tab/>ingresos :list = [] </text:p>
      <text:p text:style-name="P3"><text:tab/>for movimiento in s: </text:p>
      <text:p text:style-name="P3"><text:tab/><text:tab/>if movimiento[0] == 'I': </text:p>
      <text:p text:style-name="P3"><text:tab/><text:tab/><text:tab/>ingresos.append(segundos_valores(s)) </text:p>
      <text:p text:style-name="P3"><text:tab/><text:tab/><text:tab/>return suma_monto(ingresos) </text:p>
      <text:p text:style-name="P3"><text:tab/><text:tab/>else: break</text:p>
      <text:p text:style-name="P3"/>
      <text:p text:style-name="P9">La función <text:span text:style-name="Source_20_Text"><text:span text:style-name="T6">saldo_positivo</text:span></text:span> que has proporcionado aún tiene algunos problemas:</text:p>
      <text:list xml:id="list2830063592" text:style-name="L5">
        <text:list-item>
          <text:p text:style-name="P12">En lugar de acumular los valores de ingreso, estás agregando la lista completa de valores de ingreso a la lista <text:span text:style-name="Source_20_Text"><text:span text:style-name="T6">ingresos</text:span></text:span> en cada iteración del bucle. Esto no es necesario, ya que puedes acumular directamente los valores de ingreso en una variable numérica, como se muestra en la corrección que te proporcioné anteriormente.</text:p>
        </text:list-item>
        <text:list-item>
          <text:p text:style-name="P12">La función <text:span text:style-name="Source_20_Text"><text:span text:style-name="T6">segundos_valores(s)</text:span></text:span> no debería utilizarse dentro del bucle para cada movimiento. En su lugar, debes utilizar el valor del movimiento actual en el cálculo.</text:p>
        </text:list-item>
        <text:list-item>
          <text:p text:style-name="P12"><text:soft-page-break/>La declaración <text:span text:style-name="Source_20_Text"><text:span text:style-name="T6">return</text:span></text:span> se encuentra dentro del bucle, lo que significa que la función se detendrá y devolverá un resultado después de la primera iteración, lo cual no es lo que deseas.</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0:18:22.163364203</meta:creation-date>
    <dc:date>2023-10-30T00:37:32.336911864</dc:date>
    <meta:editing-duration>PT19M11S</meta:editing-duration>
    <meta:editing-cycles>1</meta:editing-cycles>
    <meta:document-statistic meta:table-count="0" meta:image-count="0" meta:object-count="0" meta:page-count="2" meta:paragraph-count="25" meta:word-count="292" meta:character-count="1901" meta:non-whitespace-character-count="1605"/>
    <meta:generator>LibreOffice/7.3.7.2$Linux_X86_64 LibreOffice_project/30$Build-2</meta:generator>
  </office:meta>
</office:document-meta>
</file>